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  <style:text-properties officeooo:paragraph-rsid="001e2cc0"/>
    </style:style>
    <style:style style:name="P2" style:family="paragraph" style:parent-style-name="Text_20_body">
      <style:paragraph-properties fo:margin-top="0in" fo:margin-bottom="0in" style:contextual-spacing="false" fo:line-height="100%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="Nimbus Sans" fo:font-size="11pt" officeooo:rsid="001e2cc0" officeooo:paragraph-rsid="001e2cc0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style:font-name="Nimbus Sans" fo:font-size="11pt" officeooo:paragraph-rsid="001e2cc0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style:font-name="Nimbus Sans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style:font-name="Nimbus Sans" fo:font-size="11pt" fo:font-weight="bold" officeooo:rsid="001e2cc0" officeooo:paragraph-rsid="001e2cc0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style:font-name="Nimbus Sans" fo:font-size="11pt" fo:font-weight="bold" officeooo:rsid="0025bebf" officeooo:paragraph-rsid="0025bebf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style:font-name="Nimbus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00%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officeooo:paragraph-rsid="001e2cc0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font-size="11pt" officeooo:paragraph-rsid="001e2cc0" style:font-size-asian="11pt" style:font-size-complex="11pt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font-size="11pt" style:font-size-asian="11pt" style:font-size-complex="11pt"/>
    </style:style>
    <style:style style:name="T1" style:family="text">
      <style:text-properties fo:font-weight="bold" officeooo:rsid="00200ddc" style:font-weight-asian="bold" style:font-weight-complex="bold"/>
    </style:style>
    <style:style style:name="T2" style:family="text">
      <style:text-properties fo:font-weight="bold" officeooo:rsid="00208da1" style:font-weight-asian="bold" style:font-weight-complex="bold"/>
    </style:style>
    <style:style style:name="T3" style:family="text">
      <style:text-properties fo:font-weight="bold" officeooo:rsid="002135a0" style:font-weight-asian="bold" style:font-weight-complex="bold"/>
    </style:style>
    <style:style style:name="T4" style:family="text">
      <style:text-properties fo:font-weight="bold" officeooo:rsid="0024f0b8" style:font-weight-asian="bold" style:font-weight-complex="bold"/>
    </style:style>
    <style:style style:name="T5" style:family="text">
      <style:text-properties fo:font-weight="bold" officeooo:rsid="0025bebf" style:font-weight-asian="bold" style:font-weight-complex="bold"/>
    </style:style>
    <style:style style:name="T6" style:family="text">
      <style:text-properties fo:font-weight="bold" officeooo:rsid="0025c1d9" style:font-weight-asian="bold" style:font-weight-complex="bold"/>
    </style:style>
    <style:style style:name="T7" style:family="text">
      <style:text-properties style:font-name="Nimbus Sans"/>
    </style:style>
    <style:style style:name="T8" style:family="text">
      <style:text-properties style:font-name="Nimbus Sans" fo:font-weight="bold" officeooo:rsid="001e2cc0" style:font-weight-asian="bold" style:font-weight-complex="bold"/>
    </style:style>
    <style:style style:name="T9" style:family="text">
      <style:text-properties style:font-name="Nimbus Sans" fo:font-weight="bold" officeooo:rsid="00200ddc" style:font-weight-asian="bold" style:font-weight-complex="bold"/>
    </style:style>
    <style:style style:name="T10" style:family="text">
      <style:text-properties style:font-name="Nimbus Sans" fo:font-weight="bold" officeooo:rsid="002135a0" style:font-weight-asian="bold" style:font-weight-complex="bold"/>
    </style:style>
    <style:style style:name="T11" style:family="text">
      <style:text-properties style:font-name="Nimbus Sans" fo:font-weight="bold" officeooo:rsid="0025bebf" style:font-weight-asian="bold" style:font-weight-complex="bold"/>
    </style:style>
    <style:style style:name="T12" style:family="text">
      <style:text-properties style:font-name="Nimbus Sans" fo:font-size="10.5pt" style:font-size-asian="10.5pt" style:font-size-complex="10.5pt"/>
    </style:style>
    <style:style style:name="T13" style:family="text">
      <style:text-properties style:font-name="Nimbus Sans" fo:font-size="10.5pt" officeooo:rsid="002135a0" style:font-size-asian="10.5pt" style:font-size-complex="10.5pt"/>
    </style:style>
    <style:style style:name="T14" style:family="text">
      <style:text-properties style:font-name="Nimbus Sans" fo:font-size="10.5pt" fo:font-style="italic" style:font-size-asian="10.5pt" style:font-size-complex="10.5pt"/>
    </style:style>
    <style:style style:name="T15" style:family="text">
      <style:text-properties style:font-name="Nimbus Sans" fo:font-size="10.5pt" fo:font-weight="bold" officeooo:rsid="00200ddc" style:font-size-asian="10.5pt" style:font-weight-asian="bold" style:font-size-complex="10.5pt" style:font-weight-complex="bold"/>
    </style:style>
    <style:style style:name="T16" style:family="text">
      <style:text-properties style:font-name="Nimbus Sans" fo:font-size="10.5pt" fo:font-weight="bold" officeooo:rsid="002135a0" style:font-size-asian="10.5pt" style:font-weight-asian="bold" style:font-size-complex="10.5pt" style:font-weight-complex="bold"/>
    </style:style>
    <style:style style:name="T17" style:family="text">
      <style:text-properties style:font-name="Nimbus Sans" fo:font-size="10.5pt" fo:font-weight="bold" officeooo:rsid="0025bebf" style:font-size-asian="10.5pt" style:font-weight-asian="bold" style:font-size-complex="10.5pt" style:font-weight-complex="bold"/>
    </style:style>
    <style:style style:name="T18" style:family="text">
      <style:text-properties style:font-name="Nimbus Sans" fo:font-size="10.5pt" fo:font-style="normal" officeooo:rsid="002135a0" style:font-size-asian="10.5pt" style:font-style-asian="normal" style:font-size-complex="10.5pt" style:font-style-complex="normal"/>
    </style:style>
    <style:style style:name="T19" style:family="text">
      <style:text-properties style:font-name="Nimbus Sans" fo:font-size="10.5pt" fo:font-style="normal" officeooo:rsid="0024f0b8" style:font-size-asian="10.5pt" style:font-style-asian="normal" style:font-size-complex="10.5pt" style:font-style-complex="normal"/>
    </style:style>
    <style:style style:name="T20" style:family="text">
      <style:text-properties style:font-name="Nimbus Sans" fo:font-style="italic"/>
    </style:style>
    <style:style style:name="T21" style:family="text">
      <style:text-properties style:font-name="Nimbus Sans" officeooo:rsid="002135a0"/>
    </style:style>
    <style:style style:name="T22" style:family="text">
      <style:text-properties style:font-name="Nimbus Sans" fo:font-style="normal" officeooo:rsid="002135a0" style:font-style-asian="normal" style:font-style-complex="normal"/>
    </style:style>
    <style:style style:name="T23" style:family="text">
      <style:text-properties style:font-name="Nimbus Sans" fo:font-style="normal" officeooo:rsid="0024f0b8" style:font-style-asian="normal" style:font-style-complex="normal"/>
    </style:style>
    <style:style style:name="T24" style:family="text">
      <style:text-properties style:font-name="Nimbus Sans" fo:font-size="11pt" style:font-size-asian="11pt" style:font-size-complex="11pt"/>
    </style:style>
    <style:style style:name="T25" style:family="text">
      <style:text-properties style:font-name="Nimbus Sans" fo:font-size="11pt" fo:font-style="italic" style:font-size-asian="11pt" style:font-size-complex="11pt"/>
    </style:style>
    <style:style style:name="T26" style:family="text">
      <style:text-properties style:font-name="Nimbus Sans" fo:font-size="11pt" fo:font-style="normal" officeooo:rsid="002135a0" style:font-size-asian="11pt" style:font-style-asian="normal" style:font-size-complex="11pt" style:font-style-complex="normal"/>
    </style:style>
    <style:style style:name="T27" style:family="text">
      <style:text-properties style:font-name="Nimbus Sans" fo:font-size="11pt" fo:font-style="normal" officeooo:rsid="0024f0b8" style:font-size-asian="11pt" style:font-style-asian="normal" style:font-size-complex="11pt" style:font-style-complex="normal"/>
    </style:style>
    <style:style style:name="T28" style:family="text">
      <style:text-properties officeooo:rsid="0025c1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In this video the author explains several version control systems that are non source code related.</text:p>
      <text:p text:style-name="P6"><text:tab/>Microsoft Word: Track Changes and Ctrl + Z to undo.</text:p>
      <text:p text:style-name="P6"/>
      <text:p text:style-name="P1"><text:span text:style-name="T24">2) What does it mean when we say a source code versioning system is </text:span><text:span text:style-name="Strong_20_Emphasis"><text:span text:style-name="T24">concurrent</text:span></text:span><text:span text:style-name="T24"> ?</text:span></text:p>
      <text:p text:style-name="P11"><text:span text:style-name="T7"><text:tab/></text:span><text:span text:style-name="T8">Allowing the user to track multiple files and multiple users to work on a code repo at the same time.</text:span></text:p>
      <text:p text:style-name="P4"/>
      <text:p text:style-name="P2"><text:span text:style-name="T24">3) The author identifies several advantages of a distributed version control system. </text:span><text:span text:style-name="Strong_20_Emphasis"><text:span text:style-name="T24">Name 2</text:span></text:span><text:span text:style-name="T24">.</text:span></text:p>
      <text:p text:style-name="P12"><text:span text:style-name="T7"><text:tab/></text:span><text:span text:style-name="T9">No need to communicate with a central server. Encourages participation in forking changes.</text:span></text:p>
      <text:p text:style-name="P5"/>
      <text:p text:style-name="P2"><text:span text:style-name="Strong_20_Emphasis"><text:span text:style-name="T24">Git Installation</text:span></text:span></text:p>
      <text:p text:style-name="P5">4) What is the command necessary to set Git's default text editor to Atom?</text:p>
      <text:p text:style-name="P5"><text:tab/><text:span text:style-name="T1">git config </text:span><text:span text:style-name="T2">core.</text:span><text:span text:style-name="T1">editor “atom --</text:span><text:span text:style-name="T2">wait</text:span><text:span text:style-name="T1">”</text:span></text:p>
      <text:p text:style-name="P5"/>
      <text:p text:style-name="P5"/>
      <text:p text:style-name="P2"><text:span text:style-name="Strong_20_Emphasis"><text:span text:style-name="T25">GITting Started</text:span></text:span></text:p>
      <text:p text:style-name="P2"><text:span text:style-name="Strong_20_Emphasis"><text:span text:style-name="T25"/></text:span></text:p>
      <text:p text:style-name="P2"><text:span text:style-name="T24">5) Does it matter where I can the GIT command </text:span><text:span text:style-name="Strong_20_Emphasis"><text:span text:style-name="T24">init</text:span></text:span><text:span text:style-name="T24"> ? Why?</text:span></text:p>
      <text:p text:style-name="P12"><text:span text:style-name="T21"><text:tab/></text:span><text:span text:style-name="T10">Yes this will tell git what directory to track. If you type git init while outside your project directory your files won’t be tracked.</text:span></text:p>
      <text:p text:style-name="P5"/>
      <text:p text:style-name="P5">6) How would we remove the repo from being tracked by Git?</text:p>
      <text:p text:style-name="P5"><text:tab/><text:span text:style-name="T3">You would remove the .git directory.</text:span></text:p>
      <text:p text:style-name="P5"/>
      <text:p text:style-name="P5">7) What git command does the author use to add all of the files in the folder to the current project?</text:p>
      <text:p text:style-name="P12"><text:span text:style-name="T7"><text:tab/></text:span><text:span text:style-name="T10">git add .</text:span></text:p>
      <text:p text:style-name="P5"/>
      <text:p text:style-name="P2"><text:span text:style-name="T24">8) [Critical Thinking] Why are commit messages best written in the </text:span><text:span text:style-name="Strong_20_Emphasis"><text:span text:style-name="T24">present </text:span></text:span><text:span text:style-name="T24">tense?</text:span></text:p>
      <text:p text:style-name="P2"><text:span text:style-name="Strong_20_Emphasis"><text:span text:style-name="T25"><text:tab/></text:span></text:span><text:span text:style-name="Strong_20_Emphasis"><text:span text:style-name="T26">For readability purposes, the commit message is a label for the changes. This would make git log much more readable because it would clearly show what each commit (or set of changes) is doing.</text:span></text:span></text:p>
      <text:p text:style-name="P2"><text:span text:style-name="Strong_20_Emphasis"><text:span text:style-name="T25"/></text:span></text:p>
      <text:p text:style-name="P2"><text:span text:style-name="Strong_20_Emphasis"><text:span text:style-name="T25"/></text:span></text:p>
      <text:p text:style-name="P2"><text:span text:style-name="Strong_20_Emphasis"><text:span text:style-name="T25">Git Concepts and Architecture</text:span></text:span><text:span text:style-name="Strong_20_Emphasis"><text:span text:style-name="T24"> </text:span></text:span></text:p>
      <text:p text:style-name="P2"><text:span text:style-name="Strong_20_Emphasis"><text:span text:style-name="T24"/></text:span></text:p>
      <text:p text:style-name="P5">9) [Critical Thinking] What is the advantage of a three tree architecture over a two tree architecture?</text:p>
      <text:p text:style-name="P5"><text:tab/><text:span text:style-name="T4">You can group a set of changes into the main repository by the staging index and commits.</text:span></text:p>
      <text:p text:style-name="P5"/>
      <text:p text:style-name="P2"><text:span text:style-name="T24">10) [Critical Thinking] What is the difference between the </text:span><text:span text:style-name="Strong_20_Emphasis"><text:span text:style-name="T24">git add</text:span></text:span><text:span text:style-name="T24"> command and the </text:span><text:span text:style-name="Strong_20_Emphasis"><text:span text:style-name="T24">git commit</text:span></text:span><text:span text:style-name="T24"> command?</text:span></text:p>
      <text:p text:style-name="P5"><text:tab/><text:span text:style-name="T4">git add will add files to the staging index and then git commit will add to the repo the commit in the staging area.</text:span></text:p>
      <text:p text:style-name="P5"/>
      <text:p text:style-name="P2"><text:span text:style-name="T24">11) What is the purpose of the </text:span><text:span text:style-name="Strong_20_Emphasis"><text:span text:style-name="T24">checksum</text:span></text:span><text:span text:style-name="T24"> ?</text:span></text:p>
      <text:p text:style-name="P5"><text:tab/><text:span text:style-name="T4">Create a unique identifier for individual commits.</text:span></text:p>
      <text:p text:style-name="P5"/>
      <text:p text:style-name="P5">12) To what does the HEAD pointer point?</text:p>
      <text:p text:style-name="P2"><text:span text:style-name="Strong_20_Emphasis"><text:span text:style-name="T25"><text:tab/></text:span></text:span><text:span text:style-name="Strong_20_Emphasis"><text:span text:style-name="T27">Points to the tip of the current branch in the repo.</text:span></text:span></text:p>
      <text:p text:style-name="P2"><text:soft-page-break/><text:span text:style-name="Strong_20_Emphasis"><text:span text:style-name="T25">Making changes to Files</text:span></text:span></text:p>
      <text:p text:style-name="P5">13) What command does the author use to see whether or not there are changes that need to be committed?</text:p>
      <text:p text:style-name="P5"><text:tab/><text:span text:style-name="T4">git status</text:span></text:p>
      <text:p text:style-name="P5"><text:tab/></text:p>
      <text:p text:style-name="P5"/>
      <text:p text:style-name="P2"><text:span text:style-name="T24">14) When using the </text:span><text:span text:style-name="Strong_20_Emphasis"><text:span text:style-name="T24">git add</text:span></text:span><text:span text:style-name="T24"> command, is there any difference between adding a new file or editing an existing file?</text:span></text:p>
      <text:p text:style-name="P12"><text:span text:style-name="T7"><text:tab/></text:span><text:span text:style-name="T11">Not in the use of git add, the command we call is the same but git will be able to distinguish between a new file which would show up initially as an untracked file and a modified file.</text:span></text:p>
      <text:p text:style-name="P12"><text:span text:style-name="T7"/></text:p>
      <text:p text:style-name="P12"><text:span text:style-name="T7"/></text:p>
      <text:p text:style-name="P2"><text:span text:style-name="Strong_20_Emphasis"><text:span text:style-name="T25">Using Git with a real project</text:span></text:span></text:p>
      <text:p text:style-name="P2"><text:span text:style-name="Strong_20_Emphasis"><text:span text:style-name="T25"/></text:span></text:p>
      <text:p text:style-name="P2"><text:span text:style-name="T24">15) What command does the author use to </text:span><text:span text:style-name="Strong_20_Emphasis"><text:span text:style-name="T24">stage </text:span></text:span><text:span text:style-name="T24">every file in the </text:span><text:span text:style-name="Strong_20_Emphasis"><text:span text:style-name="T24">explore_california</text:span></text:span><text:span text:style-name="T24"> directory to the repository?<text:tab/></text:span></text:p>
      <text:p text:style-name="P12"><text:span text:style-name="T7"><text:tab/></text:span><text:span text:style-name="T11">git add .</text:span></text:p>
      <text:p text:style-name="P12"><text:span text:style-name="T7"/></text:p>
      <text:p text:style-name="P1"><text:span text:style-name="T24">16) What command does the author use to </text:span><text:span text:style-name="Strong_20_Emphasis"><text:span text:style-name="T24">commit </text:span></text:span><text:span text:style-name="T24">every file in the </text:span><text:span text:style-name="Strong_20_Emphasis"><text:span text:style-name="T24">explore_california</text:span></text:span><text:span text:style-name="T24"> directory and add a comment?</text:span></text:p>
      <text:p text:style-name="P11"><text:span text:style-name="T7"><text:tab/></text:span><text:span text:style-name="T11">git commit -am “&lt;commit-message&gt;”</text:span></text:p>
      <text:p text:style-name="P11"><text:span text:style-name="T7"/></text:p>
      <text:p text:style-name="P5">17) What command does the author use to add and commit the files at one time?</text:p>
      <text:p text:style-name="P5"><text:tab/><text:span text:style-name="T5">git add &lt;name-of-specific-file&gt;</text:span></text:p>
      <text:p text:style-name="P5"><text:span text:style-name="T5"><text:tab/>git commit -m “&lt;commit-message&gt;”</text:span></text:p>
      <text:p text:style-name="P5"/>
      <text:p text:style-name="P5">18) [Critical Thinking] The author says there is a caveat for using the shortcut you identified in the previous question. In which 2 circumstances should you not use the shortcut?</text:p>
      <text:p text:style-name="P5"><text:tab/><text:span text:style-name="T5">When you have new files in the repo that are untracked.</text:span></text:p>
      <text:p text:style-name="P7"><text:tab/>If you’ve made changes in files that you don’t want to be part of the next commit.</text:p>
      <text:p text:style-name="P5"/>
      <text:p text:style-name="P5">19) What is the caveat, or issue we need to remember when using the stage and commit shortcut?</text:p>
      <text:p text:style-name="P5"><text:tab/><text:span text:style-name="T5">The shortcut does not include untracked files.</text:span></text:p>
      <text:p text:style-name="P5"/>
      <text:p text:style-name="P5">20) What can be done differently if we group our commits together topically as the author does in this video?</text:p>
      <text:p text:style-name="P5"><text:tab/><text:span text:style-name="T6">You can collaborate more efficiently. When someone wants to pull just a certain set of changes if you have granular commits they can pull a commit without affecting code they don’t want changed.</text:span></text:p>
      <text:p text:style-name="P5"/>
      <text:p text:style-name="P8">Undoing Changes</text:p>
      <text:p text:style-name="P5">21) How does the process of reverting a commit go hand in hand with making atomic commits?</text:p>
      <text:p text:style-name="P5"><text:tab/><text:span text:style-name="T6">When you make atomic commits you can use git revert &lt;SHA&gt; confidently, without worrying that git will change code that doesn’t relate topically to the last comm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5:56:40.677191438</meta:creation-date>
    <dc:date>2022-05-05T18:13:18.078262966</dc:date>
    <meta:editing-duration>PT41M51S</meta:editing-duration>
    <meta:editing-cycles>4</meta:editing-cycles>
    <meta:generator>LibreOffice/7.2.6.2$Linux_X86_64 LibreOffice_project/20$Build-2</meta:generator>
    <meta:document-statistic meta:table-count="0" meta:image-count="0" meta:object-count="0" meta:page-count="2" meta:paragraph-count="51" meta:word-count="694" meta:character-count="3869" meta:non-whitespace-character-count="3200"/>
  </office:meta>
</office:document-meta>
</file>